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gr5" style:family="graphic" style:parent-style-name="standard">
      <style:graphic-properties svg:stroke-color="#ffffff" draw:fill-color="#66ccff" draw:textarea-horizontal-align="justify" draw:textarea-vertical-align="middle" draw:auto-grow-height="false" fo:min-height="2.412cm" fo:min-width="1.684cm"/>
    </style:style>
    <style:style style:name="gr6" style:family="graphic" style:parent-style-name="standard">
      <style:graphic-properties svg:stroke-color="#ffffff" draw:fill-color="#00ccff" draw:textarea-horizontal-align="justify" draw:textarea-vertical-align="middle" draw:auto-grow-height="false" fo:min-height="1.012cm" fo:min-width="1.764cm"/>
    </style:style>
    <style:style style:name="gr7" style:family="graphic" style:parent-style-name="standard">
      <style:graphic-properties svg:stroke-color="#00ccff" draw:fill-color="#00ccff" draw:textarea-horizontal-align="justify" draw:textarea-vertical-align="middle" draw:auto-grow-height="false" fo:min-height="1.014cm" fo:min-width="1.764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0.05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P7" style:family="paragraph">
      <loext:graphic-properties draw:fill-color="#66ccff"/>
      <style:paragraph-properties fo:text-align="start"/>
      <style:text-properties fo:color="#004586" fo:font-size="7pt" style:font-size-asian="7pt" style:font-size-complex="7pt"/>
    </style:style>
    <style:style style:name="P8" style:family="paragraph">
      <loext:graphic-properties draw:fill-color="#00ccff"/>
      <style:paragraph-properties fo:text-align="center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color="#004586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4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4cm" svg:height="1.4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4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5" xml:id="id5" draw:id="id5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  <draw:page draw:name="page2" draw:style-name="dp1" draw:master-page-name="Default">
        <draw:custom-shape draw:style-name="gr5" draw:text-style-name="P7" draw:layer="layout" svg:width="2.42cm" svg:height="2.898cm" svg:x="11.081cm" svg:y="5.566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Descripción de</text:span></text:p>
          <text:p text:style-name="P6"><text:span text:style-name="T4"><text:s text:c="4"/></text:span><text:span text:style-name="T4">variables</text:span></text:p>
          <text:p text:style-name="P6"><text:span text:style-name="T4">4. Contraste de </text:span></text:p>
          <text:p text:style-name="P6"><text:span text:style-name="T4"><text:s text:c="4"/></text:span><text:span text:style-name="T4">hipótesis</text:span></text:p>
          <text:p text:style-name="P6"><text:span text:style-name="T4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2.4cm" svg:height="1.398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6" draw:start-glue-point="2" draw:end-shape="id7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7" draw:start-glue-point="0" draw:end-shape="id8" svg:d="M6501 4701v-1201h1699" svg:viewBox="0 0 1700 1202">
          <text:p/>
        </draw:connector>
        <draw:connector draw:style-name="gr3" draw:text-style-name="P4" draw:layer="layout" svg:x1="9.4cm" svg:y1="4.2cm" svg:x2="11.106cm" svg:y2="5.401cm" draw:start-shape="id8" draw:start-glue-point="2" draw:end-shape="id9" draw:end-glue-point="3" svg:d="M9400 4200v1201h1706" svg:viewBox="0 0 1707 1202">
          <text:p/>
        </draw:connector>
        <draw:custom-shape draw:style-name="gr4" draw:text-style-name="P5" xml:id="id10" draw:id="id10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1cm" svg:x2="14.707cm" svg:y2="5.403cm" draw:start-shape="id9" draw:start-glue-point="1" draw:end-shape="id10" draw:end-glue-point="3" svg:d="M13506 5401h601v2h600" svg:viewBox="0 0 1202 3">
          <text:p/>
        </draw:connector>
        <draw:custom-shape draw:style-name="gr5" draw:text-style-name="P7" draw:layer="layout" svg:width="2.42cm" svg:height="2.898cm" svg:x="5.28cm" svg:y="5.565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Selección </text:span></text:p>
          <text:p text:style-name="P6"><text:span text:style-name="T4"><text:s text:c="4"/></text:span><text:span text:style-name="T4">variables</text:span></text:p>
          <text:p text:style-name="P6"><text:span text:style-name="T4">4. Preparación </text:span></text:p>
          <text:p text:style-name="P6"><text:span text:style-name="T4"><text:s text:c="4"/></text:span><text:span text:style-name="T4">Variables</text:span></text:p>
          <text:p text:style-name="P6"><text:span text:style-name="T4">5. Generación datos</text:span></text:p>
          <text:p text:style-name="P6"><text:span text:style-name="T4"><text:s text:c="4"/></text:span><text:span text:style-name="T4">preparad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2.4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4cm" svg:height="0.3cm" svg:x="5.3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4cm" svg:height="0.3cm" svg:x="11.1cm" svg:y="5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0-04-20T15:09:19.055746906</dc:date>
    <meta:editing-duration>PT6M29S</meta:editing-duration>
    <meta:editing-cycles>3</meta:editing-cycles>
    <meta:generator>LibreOffice/5.1.6.2$Linux_X86_64 LibreOffice_project/10m0$Build-2</meta:generator>
    <meta:document-statistic meta:object-count="22"/>
  </office:meta>
</office:document-meta>
</file>